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st-sh-mobile-dec</text:h>
      <text:p text:style-name="Text_20_body">Gst-sh-mobile-dec – decodes MPEG4/H264 video stream to raw YUV image data on SuperH environment using libshcodecs HW codec.</text:p>
      <text:h text:style-name="Heading_20_1" text:outline-level="1">Synopsis</text:h>
      <text:p text:style-name="Text_20_body"><text:tab/>Gstshvideodec;</text:p>
      <text:p text:style-name="Text_20_body">enum<text:tab/>Gstshvideohwbuffersetting;</text:p>
      <text:h text:style-name="Heading_20_1" text:outline-level="1">Object hierarchy</text:h>
      <text:p text:style-name="Text_20_body">Gobject</text:p>
      <text:list xml:id="list631581560" text:style-name="L1">
        <text:list-item>
          <text:list>
            <text:list-item>
              <text:p text:style-name="P1">GstObject</text:p>
              <text:list>
                <text:list-item>
                  <text:p text:style-name="P1">GstElement</text:p>
                  <text:list>
                    <text:list-item>
                      <text:p text:style-name="P1">Gstshvideodec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Properties</text:h>
      <text:p text:style-name="Quotations">“buffer-size”<text:tab/><text:tab/>gint<text:tab/>: Read / Write</text:p>
      <text:p text:style-name="Quotations">“hw-buffer”<text:tab/><text:tab/> Gstshvideohwbuffersetting<text:tab/>: Read / Write</text:p>
      <text:h text:style-name="Heading_20_1" text:outline-level="1">Description</text:h>
      <text:p text:style-name="Text_20_body">This element is designed to use the HW video processing modules of the Renesas SuperH chipset to decode MPEG4/H264 video streams. This element is not usable in any other environments and it requires libshcodes HW codec to be installed.</text:p>
      <text:h text:style-name="Heading_20_2" text:outline-level="2">Example launch line</text:h>
      <text:p text:style-name="Text_20_body">gst-launch filesrc location=test.avi ! avidemux ! <text:s/>gst-sh-mobile-dec ! filesink location=test.raw</text:p>
      <text:h text:style-name="Heading_20_1" text:outline-level="1">Synopsis</text:h>
      <text:h text:style-name="Heading_20_2" text:outline-level="2">Element information</text:h>
      <text:p text:style-name="Text_20_body">Plugin<text:tab/><text:tab/>gst-sh-mobile</text:p>
      <text:p text:style-name="Text_20_body">Author<text:tab/><text:tab/>Johannes Lahti &lt;<text:a xlink:type="simple" xlink:href="mailto:johannes.lahti@nomovok.com">johannes.lahti@nomovok.com</text:a>&gt;</text:p>
      <text:p text:style-name="Text_20_body">Class<text:tab/><text:tab/>Codec/Decoder/Video</text:p>
      <text:p text:style-name="Text_20_body"/>
      <text:h text:style-name="Heading_20_2" text:outline-level="2"><text:soft-page-break/>Element pads</text:h>
      <text:p text:style-name="Text_20_body">Name<text:tab/><text:tab/>Sink</text:p>
      <text:p text:style-name="Text_20_body">Direction<text:tab/>Sink</text:p>
      <text:p text:style-name="Text_20_body">Presence<text:tab/>Always</text:p>
      <text:p text:style-name="Text_20_body">Details<text:tab/><text:tab/>video/mpeg, width=(int)[48,720], height=(int)[48,576], framerate=(fraction)[1,25], <text:tab/><text:tab/><text:tab/>mpegversion=(int)4</text:p>
      <text:p text:style-name="Text_20_body"><text:tab/><text:tab/>video/mpeg, width=(int)[48,720], height=(int)[48,480], framerate=(fraction)[1,30], <text:tab/><text:tab/><text:tab/>mpegversion=(int)4</text:p>
      <text:p text:style-name="Text_20_body"><text:tab/><text:tab/>video/x-divx, width=(int)[48,720], height=(int)[48,576], framerate=(fraction)[1,25], <text:tab/><text:tab/><text:tab/>divxversion=(int){4,5,6}</text:p>
      <text:p text:style-name="Text_20_body"><text:tab/><text:tab/>video/x-divx, width=(int)[48,720], height=(int)[48,480], framerate=(fraction)[1,30], <text:tab/><text:tab/><text:tab/>divxversion=(int){4,5,6}</text:p>
      <text:p text:style-name="Text_20_body"><text:tab/><text:tab/>video/x-xvid, width=(int)[48,720], height=(int)[48,576], framerate=(fraction)[1,25] <text:tab/><text:tab/><text:tab/>video/x-xvid, width=(int)[48,720], height=(int)[48,480], framerate=(fraction)[1,30] </text:p>
      <text:p text:style-name="Text_20_body"><text:tab/><text:tab/>video/x-h264, width=(int)[48,720], height=(int)[48,576], framerate=(fraction)[1,25], <text:tab/><text:tab/><text:tab/>h264version=(int)h264, variant=(string)itu</text:p>
      <text:p text:style-name="Text_20_body"><text:tab/><text:tab/>video/x-h264, width=(int)[48,720], height=(int)[48,480], framerate=(fraction)[1,30], <text:tab/><text:tab/><text:tab/>h264version=(int)h264, variant=(string)itu</text:p>
      <text:p text:style-name="Text_20_body"/>
      <text:p text:style-name="Text_20_body">Name<text:tab/><text:tab/>Source</text:p>
      <text:p text:style-name="Text_20_body">Direction<text:tab/>Src</text:p>
      <text:p text:style-name="Text_20_body">Presence<text:tab/>Always</text:p>
      <text:p text:style-name="Text_20_body">Details<text:tab/><text:tab/>video/x-raw-yuv, format=(fourcc)NV12, width=(int)[48,720], height=(int)[48,576], <text:tab/><text:tab/><text:tab/>framerate=(fraction)[1,25] <text:tab/><text:tab/><text:tab/></text:p>
      <text:p text:style-name="Text_20_body"><text:tab/><text:tab/>video/x-raw-yuv, format=(fourcc)NV12, width=(int)[48,720], height=(int)[48,480], <text:tab/><text:tab/><text:tab/>framerate=(fraction)[1,30] </text:p>
      <text:h text:style-name="Heading_20_1" text:outline-level="1">Details</text:h>
      <text:h text:style-name="Heading_20_2" text:outline-level="2">Gstshvideodec</text:h>
      <text:p text:style-name="Quotations">typedef struct _Gstshvideodec Gstshvideodec;</text:p>
      <text:p text:style-name="Text_20_body">Opaque data structure.</text:p>
      <text:h text:style-name="Heading_20_2" text:outline-level="2">Gstshvideohwbuffersetting</text:h>
      <text:p text:style-name="Text_20_body">typedef enum</text:p>
      <text:p text:style-name="Text_20_body">{</text:p>
      <text:p text:style-name="Text_20_body"><text:s text:c="2"/>HW_ADDR_AUTO,</text:p>
      <text:p text:style-name="Text_20_body"><text:soft-page-break/><text:s text:c="2"/>HW_ADDR_YES,</text:p>
      <text:p text:style-name="Text_20_body"><text:s text:c="2"/>HW_ADDR_NO</text:p>
      <text:p text:style-name="Text_20_body">}Gstshvideohwbuffersetting</text:p>
      <text:p text:style-name="Text_20_body">The used buffering</text:p>
      <text:p text:style-name="Text_20_body"><text:tab/>HW_ADDR_AUTO<text:tab/><text:tab/>HW buffers are used if possible</text:p>
      <text:p text:style-name="Text_20_body"><text:tab/>HW_ADDR_YES<text:tab/><text:tab/>HW buffers are used</text:p>
      <text:p text:style-name="Text_20_body"><text:tab/>HW_ADDR_NO<text:tab/><text:tab/>HW buffers are not used</text:p>
      <text:h text:style-name="Heading_20_1" text:outline-level="1">Property details</text:h>
      <text:h text:style-name="Heading_20_2" text:outline-level="2">The “buffer-size” property</text:h>
      <text:p text:style-name="Quotations">“buffer-size”<text:tab/><text:tab/>gint<text:tab/>: Read / Write</text:p>
      <text:p text:style-name="Text_20_body">The size of the buffer for the decoding data. The buffer is used, because libshcodecs is running in it's own thread.</text:p>
      <text:p text:style-name="Text_20_body">Default value: 0</text:p>
      <text:h text:style-name="Heading_20_2" text:outline-level="2">The “hw-buffer” property</text:h>
      <text:p text:style-name="Quotations">“hw-buffer”<text:tab/><text:tab/>Gstshvideohwbuffersetting<text:tab/>: Read / Write</text:p>
      <text:p text:style-name="Text_20_body">Wheter we are using the hw memory instead of GstBuffers. This makes zero copy functionality possible if the element linked after gst-sh-mobile-dec is some element that can read the hw memory. For example gst-sh-mobile-sink.</text:p>
      <text:p text:style-name="Text_20_body">Default value: au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1T21:09:17</meta:creation-date>
    <dc:date>2009-08-23T21:52:13</dc:date>
    <meta:editing-duration>PT01H12M58S</meta:editing-duration>
    <meta:editing-cycles>31</meta:editing-cycles>
    <meta:generator>OpenOffice.org/3.0$Linux OpenOffice.org_project/300m15$Build-9379</meta:generator>
    <meta:document-statistic meta:table-count="0" meta:image-count="0" meta:object-count="0" meta:page-count="3" meta:paragraph-count="62" meta:word-count="300" meta:character-count="2899"/>
    <meta:user-defined meta:name="Info 1"/>
    <meta:user-defined meta:name="Info 2"/>
    <meta:user-defined meta:name="Info 3"/>
    <meta:user-defined meta:name="Info 4"/>
  </office:meta>
</office:document-meta>
</file>